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1" svg:font-family="'Liberation Serif'" style:font-family-generic="roman"/>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padding="0.0201in" fo:border-left="none" fo:border-right="none" fo:border-top="0.0008in solid #000000" fo:border-bottom="none" style:shadow="none"/>
      <style:text-properties fo:font-size="11pt" officeooo:paragraph-rsid="003bece0" style:font-size-asian="11pt" style:font-size-complex="11pt"/>
    </style:style>
    <style:style style:name="P2" style:family="paragraph" style:parent-style-name="Standard">
      <style:text-properties officeooo:paragraph-rsid="002cdd8d"/>
    </style:style>
    <style:style style:name="P3" style:family="paragraph" style:parent-style-name="Standard">
      <style:paragraph-properties fo:text-align="center" style:justify-single-word="false"/>
      <style:text-properties officeooo:rsid="001698e1" officeooo:paragraph-rsid="001698e1"/>
    </style:style>
    <style:style style:name="P4" style:family="paragraph" style:parent-style-name="Standard">
      <style:text-properties officeooo:paragraph-rsid="003b1b17"/>
    </style:style>
    <style:style style:name="P5" style:family="paragraph" style:parent-style-name="Standard">
      <style:text-properties style:font-name="Courier 10 Pitch1" fo:font-size="11pt" style:font-size-asian="11pt" style:font-size-complex="11pt"/>
    </style:style>
    <style:style style:name="P6" style:family="paragraph" style:parent-style-name="Standard">
      <style:text-properties style:font-name="Courier 10 Pitch1" fo:font-size="11pt" officeooo:paragraph-rsid="003b7e0b" style:font-size-asian="11pt" style:font-size-complex="11pt"/>
    </style:style>
    <style:style style:name="P7" style:family="paragraph" style:parent-style-name="Standard">
      <style:paragraph-properties fo:text-align="center" style:justify-single-word="false"/>
      <style:text-properties officeooo:rsid="003ced3e" officeooo:paragraph-rsid="001698e1"/>
    </style:style>
    <style:style style:name="P8" style:family="paragraph" style:parent-style-name="Text_20_body">
      <style:text-properties officeooo:paragraph-rsid="00185462"/>
    </style:style>
    <style:style style:name="P9" style:family="paragraph" style:parent-style-name="Text_20_body">
      <style:text-properties officeooo:paragraph-rsid="001a3fc4"/>
    </style:style>
    <style:style style:name="P10" style:family="paragraph" style:parent-style-name="Text_20_body">
      <style:text-properties officeooo:paragraph-rsid="001e861a"/>
    </style:style>
    <style:style style:name="P11" style:family="paragraph" style:parent-style-name="Text_20_body">
      <style:text-properties officeooo:paragraph-rsid="0022b525"/>
    </style:style>
    <style:style style:name="P12" style:family="paragraph" style:parent-style-name="Text_20_body">
      <style:text-properties officeooo:paragraph-rsid="002b6db0"/>
    </style:style>
    <style:style style:name="P13" style:family="paragraph" style:parent-style-name="Text_20_body">
      <style:text-properties officeooo:paragraph-rsid="002bb5b6"/>
    </style:style>
    <style:style style:name="P14" style:family="paragraph" style:parent-style-name="Text_20_body">
      <style:text-properties officeooo:rsid="0016f113" officeooo:paragraph-rsid="0016f113"/>
    </style:style>
    <style:style style:name="P15" style:family="paragraph" style:parent-style-name="Text_20_body">
      <style:text-properties officeooo:rsid="0016f113" officeooo:paragraph-rsid="003b7e0b"/>
    </style:style>
    <style:style style:name="P16" style:family="paragraph" style:parent-style-name="Text_20_body">
      <style:text-properties officeooo:rsid="00185462" officeooo:paragraph-rsid="001a3fc4"/>
    </style:style>
    <style:style style:name="P17" style:family="paragraph" style:parent-style-name="Text_20_body">
      <style:text-properties officeooo:rsid="001a3fc4" officeooo:paragraph-rsid="001a3fc4"/>
    </style:style>
    <style:style style:name="P18" style:family="paragraph" style:parent-style-name="Text_20_body">
      <style:text-properties officeooo:rsid="001b85d9" officeooo:paragraph-rsid="001b85d9"/>
    </style:style>
    <style:style style:name="P19" style:family="paragraph" style:parent-style-name="Text_20_body">
      <style:text-properties officeooo:rsid="002b6db0" officeooo:paragraph-rsid="002b6db0"/>
    </style:style>
    <style:style style:name="P20" style:family="paragraph" style:parent-style-name="Text_20_body">
      <style:text-properties officeooo:rsid="002bb5b6" officeooo:paragraph-rsid="002bb5b6"/>
    </style:style>
    <style:style style:name="P21" style:family="paragraph" style:parent-style-name="Text_20_body">
      <style:text-properties officeooo:paragraph-rsid="002fa944"/>
    </style:style>
    <style:style style:name="P22" style:family="paragraph" style:parent-style-name="Text_20_body">
      <style:text-properties officeooo:paragraph-rsid="00311573"/>
    </style:style>
    <style:style style:name="P23" style:family="paragraph" style:parent-style-name="Text_20_body">
      <style:text-properties officeooo:paragraph-rsid="00335d08"/>
    </style:style>
    <style:style style:name="P24" style:family="paragraph" style:parent-style-name="Text_20_body">
      <style:text-properties officeooo:paragraph-rsid="002cdd8d"/>
    </style:style>
    <style:style style:name="P25" style:family="paragraph" style:parent-style-name="Text_20_body">
      <style:text-properties officeooo:paragraph-rsid="0036e1bf"/>
    </style:style>
    <style:style style:name="P26" style:family="paragraph" style:parent-style-name="Text_20_body">
      <style:text-properties officeooo:rsid="002fa944" officeooo:paragraph-rsid="002fa944"/>
    </style:style>
    <style:style style:name="P27" style:family="paragraph" style:parent-style-name="Text_20_body">
      <style:text-properties officeooo:rsid="00311573" officeooo:paragraph-rsid="00311573"/>
    </style:style>
    <style:style style:name="P28" style:family="paragraph" style:parent-style-name="Text_20_body">
      <style:text-properties officeooo:rsid="0033a96d" officeooo:paragraph-rsid="0033a96d"/>
    </style:style>
    <style:style style:name="P29" style:family="paragraph" style:parent-style-name="Text_20_body">
      <style:text-properties officeooo:paragraph-rsid="00392fdc"/>
    </style:style>
    <style:style style:name="P30" style:family="paragraph" style:parent-style-name="Text_20_body">
      <style:text-properties officeooo:paragraph-rsid="003952a6"/>
    </style:style>
    <style:style style:name="P31" style:family="paragraph" style:parent-style-name="Text_20_body">
      <style:text-properties officeooo:paragraph-rsid="003b1b17"/>
    </style:style>
    <style:style style:name="P32" style:family="paragraph" style:parent-style-name="Text_20_body">
      <style:text-properties officeooo:paragraph-rsid="003b7e0b"/>
    </style:style>
    <style:style style:name="P33" style:family="paragraph" style:parent-style-name="Text_20_body">
      <style:text-properties officeooo:paragraph-rsid="003e9dfa"/>
    </style:style>
    <style:style style:name="P34" style:family="paragraph" style:parent-style-name="Text_20_body">
      <style:text-properties fo:font-style="normal" officeooo:paragraph-rsid="003e9dfa" style:font-style-asian="normal" style:font-style-complex="normal"/>
    </style:style>
    <style:style style:name="P35" style:family="paragraph" style:parent-style-name="Text_20_body">
      <style:text-properties officeooo:rsid="00412a57" officeooo:paragraph-rsid="00412a57"/>
    </style:style>
    <style:style style:name="P36" style:family="paragraph" style:parent-style-name="Text_20_body">
      <style:text-properties officeooo:rsid="00335d08"/>
    </style:style>
    <style:style style:name="P37" style:family="paragraph" style:parent-style-name="Text_20_body">
      <style:text-properties officeooo:rsid="00392fdc" officeooo:paragraph-rsid="00392fdc"/>
    </style:style>
    <style:style style:name="P38" style:family="paragraph" style:parent-style-name="Code_20_sample">
      <style:text-properties officeooo:rsid="002b6db0" officeooo:paragraph-rsid="002b6db0"/>
    </style:style>
    <style:style style:name="P39" style:family="paragraph" style:parent-style-name="Code_20_sample">
      <style:text-properties officeooo:rsid="002bb5b6" officeooo:paragraph-rsid="002bb5b6"/>
    </style:style>
    <style:style style:name="P40" style:family="paragraph" style:parent-style-name="Code_20_sample">
      <style:text-properties officeooo:paragraph-rsid="00335d08"/>
    </style:style>
    <style:style style:name="P41" style:family="paragraph" style:parent-style-name="Code_20_sample">
      <style:text-properties officeooo:rsid="002fa944" officeooo:paragraph-rsid="002fa944"/>
    </style:style>
    <style:style style:name="P42" style:family="paragraph" style:parent-style-name="Code_20_sample">
      <style:text-properties officeooo:rsid="00311573" officeooo:paragraph-rsid="00311573"/>
    </style:style>
    <style:style style:name="P43" style:family="paragraph" style:parent-style-name="Code_20_sample">
      <style:text-properties officeooo:rsid="00335d08" officeooo:paragraph-rsid="00392fdc"/>
    </style:style>
    <style:style style:name="P44" style:family="paragraph" style:parent-style-name="Code_20_sample">
      <style:text-properties officeooo:rsid="0033a96d" officeooo:paragraph-rsid="0033a96d"/>
    </style:style>
    <style:style style:name="P45" style:family="paragraph" style:parent-style-name="Code_20_sample">
      <style:text-properties officeooo:rsid="00392fdc" officeooo:paragraph-rsid="00392fdc"/>
    </style:style>
    <style:style style:name="P46" style:family="paragraph" style:parent-style-name="Code_20_sample">
      <style:text-properties officeooo:paragraph-rsid="00434eaa"/>
    </style:style>
    <style:style style:name="P47" style:family="paragraph" style:parent-style-name="Contents_20_2">
      <style:paragraph-properties>
        <style:tab-stops>
          <style:tab-stop style:position="6.7283in" style:type="right" style:leader-style="dotted" style:leader-text="."/>
        </style:tab-stops>
      </style:paragraph-properties>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Contents_20_3">
      <style:paragraph-properties>
        <style:tab-stops>
          <style:tab-stop style:position="6.5319in" style:type="right" style:leader-style="dotted" style:leader-text="."/>
        </style:tab-stops>
      </style:paragraph-properties>
    </style:style>
    <style:style style:name="P50" style:family="paragraph" style:parent-style-name="Text_20_body" style:list-style-name="L1">
      <style:text-properties officeooo:paragraph-rsid="001a3fc4"/>
    </style:style>
    <style:style style:name="P51" style:family="paragraph" style:parent-style-name="Text_20_body" style:list-style-name="L2">
      <style:text-properties officeooo:paragraph-rsid="001b85d9"/>
    </style:style>
    <style:style style:name="P52" style:family="paragraph" style:parent-style-name="Text_20_body" style:list-style-name="L2">
      <style:text-properties officeooo:paragraph-rsid="0023f4ab"/>
    </style:style>
    <style:style style:name="P53" style:family="paragraph" style:parent-style-name="Text_20_body" style:list-style-name="L2">
      <style:text-properties officeooo:paragraph-rsid="0020d49f"/>
    </style:style>
    <style:style style:name="P54" style:family="paragraph" style:parent-style-name="Text_20_body" style:list-style-name="L2">
      <style:text-properties officeooo:paragraph-rsid="001ced81"/>
    </style:style>
    <style:style style:name="P55" style:family="paragraph" style:parent-style-name="Text_20_body" style:list-style-name="L2">
      <style:text-properties officeooo:paragraph-rsid="001e861a"/>
    </style:style>
    <style:style style:name="P56" style:family="paragraph" style:parent-style-name="Text_20_body" style:list-style-name="L2">
      <style:text-properties officeooo:rsid="001b85d9" officeooo:paragraph-rsid="001b85d9"/>
    </style:style>
    <style:style style:name="P57" style:family="paragraph" style:parent-style-name="Text_20_body" style:list-style-name="L2">
      <style:text-properties officeooo:rsid="0023f4ab" officeooo:paragraph-rsid="0023f4ab"/>
    </style:style>
    <style:style style:name="P58" style:family="paragraph" style:parent-style-name="Text_20_body" style:list-style-name="L2">
      <style:text-properties officeooo:rsid="002459e9" officeooo:paragraph-rsid="003b7e0b"/>
    </style:style>
    <style:style style:name="P59" style:family="paragraph" style:parent-style-name="Text_20_body" style:list-style-name="L3">
      <style:text-properties officeooo:paragraph-rsid="002fa944"/>
    </style:style>
    <style:style style:name="P60" style:family="paragraph" style:parent-style-name="Text_20_body" style:list-style-name="L3">
      <style:text-properties officeooo:rsid="002fa944" officeooo:paragraph-rsid="002fa944"/>
    </style:style>
    <style:style style:name="P61" style:family="paragraph" style:parent-style-name="Text_20_body" style:list-style-name="L4">
      <style:text-properties officeooo:paragraph-rsid="002b6db0"/>
    </style:style>
    <style:style style:name="P62" style:family="paragraph" style:parent-style-name="Text_20_body" style:list-style-name="L4">
      <style:text-properties officeooo:rsid="002b6db0" officeooo:paragraph-rsid="002b6db0"/>
    </style:style>
    <style:style style:name="P63" style:family="paragraph" style:parent-style-name="Text_20_body">
      <style:text-properties officeooo:paragraph-rsid="00443b77"/>
    </style:style>
    <style:style style:name="P64" style:family="paragraph" style:parent-style-name="Text_20_body" style:list-style-name="L5">
      <style:text-properties officeooo:paragraph-rsid="00443b77"/>
    </style:style>
    <style:style style:name="P65" style:family="paragraph" style:parent-style-name="Text_20_body">
      <style:text-properties officeooo:paragraph-rsid="003ff80a"/>
    </style:style>
    <style:style style:name="P66" style:family="paragraph" style:parent-style-name="Text_20_body">
      <style:text-properties officeooo:paragraph-rsid="004448c8"/>
    </style:style>
    <style:style style:name="P67" style:family="paragraph" style:parent-style-name="Text_20_body">
      <style:text-properties officeooo:paragraph-rsid="0044d631"/>
    </style:style>
    <style:style style:name="P68" style:family="paragraph" style:parent-style-name="Text_20_body" style:list-style-name="L2">
      <style:paragraph-properties fo:break-before="page"/>
      <style:text-properties officeooo:paragraph-rsid="0020d49f"/>
    </style:style>
    <style:style style:name="P69" style:family="paragraph" style:list-style-name="L5">
      <style:text-properties officeooo:paragraph-rsid="00443b77"/>
    </style:style>
    <style:style style:name="P70" style:family="paragraph" style:parent-style-name="Heading_20_1">
      <style:paragraph-properties fo:text-align="center" style:justify-single-word="false"/>
      <style:text-properties fo:font-size="40pt" officeooo:rsid="001698e1" style:font-size-asian="40pt" style:font-size-complex="40pt"/>
    </style:style>
    <style:style style:name="P71" style:family="paragraph" style:parent-style-name="Heading_20_1" style:list-style-name="">
      <style:paragraph-properties>
        <style:tab-stops/>
      </style:paragraph-properties>
      <style:text-properties officeooo:rsid="001698e1" officeooo:paragraph-rsid="001698e1"/>
    </style:style>
    <style:style style:name="P72" style:family="paragraph" style:parent-style-name="Heading_20_1">
      <style:text-properties officeooo:rsid="0016f113"/>
    </style:style>
    <style:style style:name="P73" style:family="paragraph" style:parent-style-name="Heading_20_1">
      <style:text-properties officeooo:rsid="0016f113" officeooo:paragraph-rsid="0016f113"/>
    </style:style>
    <style:style style:name="P74" style:family="paragraph" style:parent-style-name="Heading_20_1">
      <style:paragraph-properties fo:break-before="page"/>
      <style:text-properties officeooo:rsid="001698e1" officeooo:paragraph-rsid="001698e1"/>
    </style:style>
    <style:style style:name="P75" style:family="paragraph" style:parent-style-name="Heading_20_1">
      <style:paragraph-properties fo:break-before="page"/>
      <style:text-properties officeooo:rsid="0016f113"/>
    </style:style>
    <style:style style:name="P76" style:family="paragraph" style:parent-style-name="Heading_20_2">
      <style:text-properties officeooo:rsid="0016f113" officeooo:paragraph-rsid="0016f113"/>
    </style:style>
    <style:style style:name="P77" style:family="paragraph" style:parent-style-name="Heading_20_2">
      <style:paragraph-properties fo:break-before="page"/>
      <style:text-properties officeooo:rsid="0016f113" officeooo:paragraph-rsid="0016f113"/>
    </style:style>
    <style:style style:name="P78" style:family="paragraph" style:parent-style-name="Code_20_sample">
      <style:text-properties officeooo:paragraph-rsid="00443b77"/>
    </style:style>
    <style:style style:name="P79" style:family="paragraph" style:parent-style-name="Heading_20_3">
      <style:text-properties fo:font-weight="bold" officeooo:rsid="0026ae65" style:font-weight-asian="bold" style:font-weight-complex="bold"/>
    </style:style>
    <style:style style:name="P80" style:family="paragraph" style:parent-style-name="Heading_20_3">
      <style:text-properties fo:font-weight="bold" officeooo:rsid="0026ae65" officeooo:paragraph-rsid="003e9dfa" style:font-weight-asian="bold" style:font-weight-complex="bold"/>
    </style:style>
    <style:style style:name="P81" style:family="paragraph" style:parent-style-name="Heading_20_3">
      <style:text-properties fo:font-weight="bold" officeooo:rsid="0029f6ff" style:font-weight-asian="bold" style:font-weight-complex="bold"/>
    </style:style>
    <style:style style:name="P82" style:family="paragraph" style:parent-style-name="Heading_20_3" style:list-style-name=""/>
    <style:style style:name="P83" style:family="paragraph" style:parent-style-name="Heading_20_3" style:list-style-name="">
      <style:text-properties officeooo:rsid="002b6db0"/>
    </style:style>
    <style:style style:name="P84" style:family="paragraph" style:parent-style-name="Heading_20_3">
      <style:text-properties officeooo:rsid="00335d08"/>
    </style:style>
    <style:style style:name="P85" style:family="paragraph" style:parent-style-name="Heading_20_3">
      <style:text-properties officeooo:rsid="00335d08" officeooo:paragraph-rsid="00335d08"/>
    </style:style>
    <style:style style:name="P86" style:family="paragraph" style:parent-style-name="Heading_20_3">
      <style:text-properties officeooo:rsid="003b3b7d" officeooo:paragraph-rsid="003b3b7d"/>
    </style:style>
    <style:style style:name="P87" style:family="paragraph" style:parent-style-name="Heading_20_3">
      <style:paragraph-properties fo:break-before="page"/>
    </style:style>
    <style:style style:name="P88" style:family="paragraph" style:parent-style-name="Heading_20_3">
      <style:paragraph-properties fo:break-before="page"/>
      <style:text-properties fo:font-weight="bold" officeooo:rsid="0026ae65" style:font-weight-asian="bold" style:font-weight-complex="bold"/>
    </style:style>
    <style:style style:name="P89" style:family="paragraph" style:parent-style-name="Heading_20_3">
      <style:paragraph-properties fo:break-before="page"/>
      <style:text-properties officeooo:rsid="002b6db0"/>
    </style:style>
    <style:style style:name="T1" style:family="text">
      <style:text-properties officeooo:rsid="003bece0"/>
    </style:style>
    <style:style style:name="T2" style:family="text">
      <style:text-properties officeooo:rsid="003ced3e"/>
    </style:style>
    <style:style style:name="T3" style:family="text">
      <style:text-properties officeooo:rsid="00185462"/>
    </style:style>
    <style:style style:name="T4" style:family="text">
      <style:text-properties officeooo:rsid="001a3fc4"/>
    </style:style>
    <style:style style:name="T5" style:family="text">
      <style:text-properties fo:color="#0000ff" style:font-name="Courier 10 Pitch1" officeooo:rsid="001a3fc4"/>
    </style:style>
    <style:style style:name="T6" style:family="text">
      <style:text-properties fo:color="#0000ff" style:font-name="Courier 10 Pitch1" officeooo:rsid="001b85d9"/>
    </style:style>
    <style:style style:name="T7" style:family="text">
      <style:text-properties fo:color="#0000ff" style:font-name="Courier 10 Pitch1" officeooo:rsid="001ced81"/>
    </style:style>
    <style:style style:name="T8" style:family="text">
      <style:text-properties fo:color="#0000ff" style:font-name="Courier 10 Pitch1" officeooo:rsid="001e861a"/>
    </style:style>
    <style:style style:name="T9" style:family="text">
      <style:text-properties fo:color="#0000ff" style:font-name="Courier 10 Pitch1" officeooo:rsid="0022b525"/>
    </style:style>
    <style:style style:name="T10" style:family="text">
      <style:text-properties fo:color="#0000ff" style:font-name="Courier 10 Pitch1" officeooo:rsid="0023f4ab"/>
    </style:style>
    <style:style style:name="T11" style:family="text">
      <style:text-properties fo:color="#0000ff" style:font-name="Courier 10 Pitch1" officeooo:rsid="00240c95"/>
    </style:style>
    <style:style style:name="T12" style:family="text">
      <style:text-properties fo:color="#0000ff" style:font-name="Courier 10 Pitch1" officeooo:rsid="002b6db0"/>
    </style:style>
    <style:style style:name="T13" style:family="text">
      <style:text-properties fo:color="#0000ff" style:font-name="Courier 10 Pitch1" officeooo:rsid="002bb5b6"/>
    </style:style>
    <style:style style:name="T14" style:family="text">
      <style:text-properties fo:color="#0000ff" style:font-name="Courier 10 Pitch1" officeooo:rsid="002cdd8d"/>
    </style:style>
    <style:style style:name="T15" style:family="text">
      <style:text-properties fo:color="#0000ff" style:font-name="Courier 10 Pitch1" officeooo:rsid="002fa944"/>
    </style:style>
    <style:style style:name="T16" style:family="text">
      <style:text-properties fo:color="#0000ff" style:font-name="Courier 10 Pitch1" officeooo:rsid="00311573"/>
    </style:style>
    <style:style style:name="T17" style:family="text">
      <style:text-properties fo:color="#0000ff" style:font-name="Courier 10 Pitch1" officeooo:rsid="00335d08"/>
    </style:style>
    <style:style style:name="T18" style:family="text">
      <style:text-properties fo:color="#0000ff" style:font-name="Courier 10 Pitch1" officeooo:rsid="00392fdc"/>
    </style:style>
    <style:style style:name="T19" style:family="text">
      <style:text-properties fo:color="#0000ff" style:font-name="Courier 10 Pitch1" officeooo:rsid="003952a6"/>
    </style:style>
    <style:style style:name="T20" style:family="text">
      <style:text-properties fo:color="#0000ff" style:font-name="Courier 10 Pitch1" officeooo:rsid="0026ae65"/>
    </style:style>
    <style:style style:name="T21" style:family="text">
      <style:text-properties fo:color="#0000ff" style:font-name="Courier 10 Pitch1" officeooo:rsid="003e9db6"/>
    </style:style>
    <style:style style:name="T22" style:family="text">
      <style:text-properties fo:color="#0000ff" style:font-name="Courier 10 Pitch1" officeooo:rsid="003e9dfa"/>
    </style:style>
    <style:style style:name="T23" style:family="text">
      <style:text-properties fo:color="#0000ff" style:font-name="Courier 10 Pitch1" officeooo:rsid="0029f6ff"/>
    </style:style>
    <style:style style:name="T24" style:family="text">
      <style:text-properties fo:color="#0000ff" style:font-name="Courier 10 Pitch1" fo:font-style="normal" officeooo:rsid="0026ae65" style:font-style-asian="normal" style:font-style-complex="normal"/>
    </style:style>
    <style:style style:name="T25" style:family="text">
      <style:text-properties fo:color="#0000ff" style:font-name="Courier 10 Pitch1" fo:font-style="normal" officeooo:rsid="003e9dfa" style:font-style-asian="normal" style:font-style-complex="normal"/>
    </style:style>
    <style:style style:name="T26" style:family="text">
      <style:text-properties fo:color="#0000ff" style:font-name="Courier 10 Pitch1" officeooo:rsid="0044dedb"/>
    </style:style>
    <style:style style:name="T27" style:family="text">
      <style:text-properties fo:color="#0000ff" style:font-name="Courier 10 Pitch1"/>
    </style:style>
    <style:style style:name="T28" style:family="text">
      <style:text-properties fo:color="#0000ff" style:font-name="Courier 10 Pitch1" officeooo:rsid="003e9db6"/>
    </style:style>
    <style:style style:name="T29" style:family="text">
      <style:text-properties fo:color="#0000ff" style:font-name="Courier 10 Pitch1" officeooo:rsid="00443b77"/>
    </style:style>
    <style:style style:name="T30" style:family="text">
      <style:text-properties fo:color="#0000ff" style:font-name="Courier 10 Pitch1" officeooo:rsid="004448c8"/>
    </style:style>
    <style:style style:name="T31" style:family="text">
      <style:text-properties fo:color="#0000ff" style:font-name="Courier 10 Pitch1" officeooo:rsid="0044d631"/>
    </style:style>
    <style:style style:name="T32" style:family="text">
      <style:text-properties fo:color="#0000ff" style:font-name="Courier 10 Pitch1" officeooo:rsid="0044dedb"/>
    </style:style>
    <style:style style:name="T33" style:family="text">
      <style:text-properties fo:font-style="italic" officeooo:rsid="00185462" style:font-style-asian="italic" style:font-style-complex="italic"/>
    </style:style>
    <style:style style:name="T34" style:family="text">
      <style:text-properties fo:font-style="italic" officeooo:rsid="001b85d9" style:font-style-asian="italic" style:font-style-complex="italic"/>
    </style:style>
    <style:style style:name="T35" style:family="text">
      <style:text-properties fo:font-style="italic" officeooo:rsid="001ced81" style:font-style-asian="italic" style:font-style-complex="italic"/>
    </style:style>
    <style:style style:name="T36" style:family="text">
      <style:text-properties fo:font-style="italic" officeooo:rsid="001a3fc4" style:font-style-asian="italic" style:font-style-complex="italic"/>
    </style:style>
    <style:style style:name="T37" style:family="text">
      <style:text-properties fo:font-style="italic" officeooo:rsid="001f3225" style:font-style-asian="italic" style:font-style-complex="italic"/>
    </style:style>
    <style:style style:name="T38" style:family="text">
      <style:text-properties fo:font-style="italic" officeooo:rsid="001e861a" style:font-style-asian="italic" style:font-style-complex="italic"/>
    </style:style>
    <style:style style:name="T39" style:family="text">
      <style:text-properties fo:font-style="italic" officeooo:rsid="0022b525" style:font-style-asian="italic" style:font-style-complex="italic"/>
    </style:style>
    <style:style style:name="T40" style:family="text">
      <style:text-properties fo:font-style="italic" officeooo:rsid="0023f4ab" style:font-style-asian="italic" style:font-style-complex="italic"/>
    </style:style>
    <style:style style:name="T41" style:family="text">
      <style:text-properties fo:font-style="italic" officeooo:rsid="00240c95" style:font-style-asian="italic" style:font-style-complex="italic"/>
    </style:style>
    <style:style style:name="T42" style:family="text">
      <style:text-properties fo:font-style="italic" officeooo:rsid="002bb5b6" style:font-style-asian="italic" style:font-style-complex="italic"/>
    </style:style>
    <style:style style:name="T43" style:family="text">
      <style:text-properties fo:font-style="italic" officeooo:rsid="002cdd8d" style:font-style-asian="italic" style:font-style-complex="italic"/>
    </style:style>
    <style:style style:name="T44" style:family="text">
      <style:text-properties fo:font-style="italic" officeooo:rsid="002fa944" style:font-style-asian="italic" style:font-style-complex="italic"/>
    </style:style>
    <style:style style:name="T45" style:family="text">
      <style:text-properties fo:font-style="italic" officeooo:rsid="00311573" style:font-style-asian="italic" style:font-style-complex="italic"/>
    </style:style>
    <style:style style:name="T46" style:family="text">
      <style:text-properties fo:font-style="italic" officeooo:rsid="00335d08" style:font-style-asian="italic" style:font-style-complex="italic"/>
    </style:style>
    <style:style style:name="T47" style:family="text">
      <style:text-properties fo:font-style="italic" officeooo:rsid="0033a96d" style:font-style-asian="italic" style:font-style-complex="italic"/>
    </style:style>
    <style:style style:name="T48" style:family="text">
      <style:text-properties fo:font-style="italic" officeooo:rsid="00392fdc" style:font-style-asian="italic" style:font-style-complex="italic"/>
    </style:style>
    <style:style style:name="T49" style:family="text">
      <style:text-properties fo:font-style="italic" officeooo:rsid="003952a6" style:font-style-asian="italic" style:font-style-complex="italic"/>
    </style:style>
    <style:style style:name="T50" style:family="text">
      <style:text-properties fo:font-style="italic" officeooo:rsid="003e9db6" style:font-style-asian="italic" style:font-style-complex="italic"/>
    </style:style>
    <style:style style:name="T51" style:family="text">
      <style:text-properties fo:font-style="italic" officeooo:rsid="003e9dfa" style:font-style-asian="italic" style:font-style-complex="italic"/>
    </style:style>
    <style:style style:name="T52" style:family="text">
      <style:text-properties fo:font-style="italic" officeooo:rsid="0026ae65" style:font-style-asian="italic" style:font-style-complex="italic"/>
    </style:style>
    <style:style style:name="T53" style:family="text">
      <style:text-properties fo:font-style="italic" officeooo:rsid="0029f6ff" style:font-style-asian="italic" style:font-style-complex="italic"/>
    </style:style>
    <style:style style:name="T54" style:family="text">
      <style:text-properties fo:font-style="italic" officeooo:rsid="004448c8" style:font-style-asian="italic" style:font-style-complex="italic"/>
    </style:style>
    <style:style style:name="T55" style:family="text">
      <style:text-properties officeooo:rsid="001b85d9"/>
    </style:style>
    <style:style style:name="T56" style:family="text">
      <style:text-properties officeooo:rsid="001ced81"/>
    </style:style>
    <style:style style:name="T57" style:family="text">
      <style:text-properties officeooo:rsid="001e861a"/>
    </style:style>
    <style:style style:name="T58" style:family="text">
      <style:text-properties officeooo:rsid="001f3225"/>
    </style:style>
    <style:style style:name="T59" style:family="text">
      <style:text-properties officeooo:rsid="0020d49f"/>
    </style:style>
    <style:style style:name="T60" style:family="text">
      <style:text-properties officeooo:rsid="0022b525"/>
    </style:style>
    <style:style style:name="T61" style:family="text">
      <style:text-properties officeooo:rsid="00237070"/>
    </style:style>
    <style:style style:name="T62" style:family="text">
      <style:text-properties officeooo:rsid="0023f4ab"/>
    </style:style>
    <style:style style:name="T63" style:family="text">
      <style:text-properties officeooo:rsid="00240c95"/>
    </style:style>
    <style:style style:name="T64" style:family="text">
      <style:text-properties officeooo:rsid="002b6db0"/>
    </style:style>
    <style:style style:name="T65" style:family="text">
      <style:text-properties officeooo:rsid="002bb5b6"/>
    </style:style>
    <style:style style:name="T66" style:family="text">
      <style:text-properties officeooo:rsid="002cdd8d"/>
    </style:style>
    <style:style style:name="T67" style:family="text">
      <style:text-properties officeooo:rsid="002fa944"/>
    </style:style>
    <style:style style:name="T68" style:family="text">
      <style:text-properties officeooo:rsid="00311573"/>
    </style:style>
    <style:style style:name="T69" style:family="text">
      <style:text-properties officeooo:rsid="00335d08"/>
    </style:style>
    <style:style style:name="T70" style:family="text">
      <style:text-properties officeooo:rsid="0033a96d"/>
    </style:style>
    <style:style style:name="T71" style:family="text">
      <style:text-properties officeooo:rsid="0036e1bf"/>
    </style:style>
    <style:style style:name="T72" style:family="text">
      <style:text-properties officeooo:rsid="00392fdc"/>
    </style:style>
    <style:style style:name="T73" style:family="text">
      <style:text-properties fo:font-style="normal" officeooo:rsid="00392fdc" style:font-style-asian="normal" style:font-style-complex="normal"/>
    </style:style>
    <style:style style:name="T74" style:family="text">
      <style:text-properties fo:font-style="normal" officeooo:rsid="003e9db6" style:font-style-asian="normal" style:font-style-complex="normal"/>
    </style:style>
    <style:style style:name="T75" style:family="text">
      <style:text-properties fo:font-style="normal" officeooo:rsid="0026ae65" style:font-style-asian="normal" style:font-style-complex="normal"/>
    </style:style>
    <style:style style:name="T76" style:family="text">
      <style:text-properties fo:font-style="normal" officeooo:rsid="003e9dfa" style:font-style-asian="normal" style:font-style-complex="normal"/>
    </style:style>
    <style:style style:name="T77" style:family="text">
      <style:text-properties officeooo:rsid="003952a6"/>
    </style:style>
    <style:style style:name="T78" style:family="text">
      <style:text-properties officeooo:rsid="003b3b7d"/>
    </style:style>
    <style:style style:name="T79" style:family="text">
      <style:text-properties style:text-position="super 58%" officeooo:rsid="0026ae65" style:font-size-asian="10.5pt"/>
    </style:style>
    <style:style style:name="T80" style:family="text">
      <style:text-properties style:font-name="Liberation Serif1" officeooo:rsid="0026ae65"/>
    </style:style>
    <style:style style:name="T81" style:family="text">
      <style:text-properties officeooo:rsid="0026ae65"/>
    </style:style>
    <style:style style:name="T82" style:family="text">
      <style:text-properties officeooo:rsid="003e9db6"/>
    </style:style>
    <style:style style:name="T83" style:family="text">
      <style:text-properties officeooo:rsid="003e9dfa"/>
    </style:style>
    <style:style style:name="T84" style:family="text">
      <style:text-properties officeooo:rsid="0029f6ff"/>
    </style:style>
    <style:style style:name="T85" style:family="text">
      <style:text-properties officeooo:rsid="003ff80a"/>
    </style:style>
    <style:style style:name="T86" style:family="text">
      <style:text-properties officeooo:rsid="00434eaa"/>
    </style:style>
    <style:style style:name="T87" style:family="text">
      <style:text-properties officeooo:rsid="00443b77"/>
    </style:style>
    <style:style style:name="T88" style:family="text">
      <style:text-properties style:font-name="Courier 10 Pitch1" officeooo:rsid="0044dedb"/>
    </style:style>
    <style:style style:name="T89" style:family="text">
      <style:text-properties officeooo:rsid="004448c8"/>
    </style:style>
    <style:style style:name="T90" style:family="text">
      <style:text-properties officeooo:rsid="0044d631"/>
    </style:style>
    <style:style style:name="T91" style:family="text">
      <style:text-properties officeooo:rsid="0044dedb"/>
    </style:style>
    <style:style style:name="T92" style:family="text">
      <style:text-properties officeooo:rsid="004611a9"/>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JSLisp</text:h>
      <text:p text:style-name="P3">V<text:span text:style-name="T2">ersion </text:span><text:span text:style-name="T2"><text:variable-set text:name="version" office:value-type="string">0.0.1</text:variable-set></text:span></text:p>
      <text:p text:style-name="P7"/>
      <text:p text:style-name="P3">Documentatio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8">JSLisp<text:tab/>1</text:p>
          <text:p text:style-name="P48">Introduction<text:tab/>3</text:p>
          <text:p text:style-name="P48">License<text:tab/>3</text:p>
          <text:p text:style-name="P48">Similarities with Common Lisp<text:tab/>4</text:p>
          <text:p text:style-name="P48">Differences from Common Lisp<text:tab/>5</text:p>
          <text:p text:style-name="P48">Javascript integration<text:tab/>7</text:p>
          <text:p text:style-name="P48">Reference<text:tab/>8</text:p>
          <text:p text:style-name="P47">Data types<text:tab/>8</text:p>
          <text:p text:style-name="P49">Numbers<text:tab/>8</text:p>
          <text:p text:style-name="P49">Strings<text:tab/>8</text:p>
          <text:p text:style-name="P49">Symbols<text:tab/>8</text:p>
          <text:p text:style-name="P49">Lists<text:tab/>9</text:p>
          <text:p text:style-name="P49">Closures<text:tab/>9</text:p>
          <text:p text:style-name="P49">Boolean<text:tab/>9</text:p>
          <text:p text:style-name="P49">Null<text:tab/>9</text:p>
          <text:p text:style-name="P49">Undefined<text:tab/>9</text:p>
          <text:p text:style-name="P49">Objects<text:tab/>9</text:p>
          <text:p text:style-name="P47">Namespaces<text:tab/>10</text:p>
          <text:p text:style-name="P49">Value namespace<text:tab/>10</text:p>
          <text:p text:style-name="P49">Function namespace<text:tab/>10</text:p>
          <text:p text:style-name="P49">Macro namespace<text:tab/>11</text:p>
          <text:p text:style-name="P47">Flow control<text:tab/>12</text:p>
          <text:p text:style-name="P49">(progn ...)<text:tab/>12</text:p>
          <text:p text:style-name="P49">(dotimes …) (dolist ...)<text:tab/>12</text:p>
          <text:p text:style-name="P49">(do ...)<text:tab/>13</text:p>
          <text:p text:style-name="P49">(if …) (when …) (unless ...)<text:tab/>14</text:p>
          <text:p text:style-name="P49">(let …) (let* ...)<text:tab/>15</text:p>
          <text:p text:style-name="P47">Predefined functions and macros<text:tab/>15</text:p>
          <text:p text:style-name="P47">Libraries<text:tab/>15</text:p>
          <text:p text:style-name="P47">Reader customization<text:tab/>15</text:p>
          <text:p text:style-name="P48">The REPL<text:tab/>15</text:p>
          <text:p text:style-name="P48">Implementation<text:tab/>15</text:p>
          <text:p text:style-name="P47"><text:soft-page-break/>Implementation of namespaces<text:tab/>15</text:p>
          <text:p text:style-name="P47">Defmacro, macrolet, symbol-macrolet<text:tab/>15</text:p>
          <text:p text:style-name="P47">JS-Compile<text:tab/>15</text:p>
          <text:p text:style-name="P47">Bootstrap<text:tab/>15</text:p>
          <text:p text:style-name="P47">Compatibility issues<text:tab/>15</text:p>
        </text:index-body>
      </text:table-of-content>
      <text:h text:style-name="P71" text:outline-level="1"/>
      <text:h text:style-name="P74" text:outline-level="1">Introduction</text:h>
      <text:p text:style-name="P14">JSLisp is an implementation of a Lisp dialect as a compiler that generates Javascript code. It has both strong similarities and strong differences with Common Lisp, after which is anyway modeled for the main structure.</text:p>
      <text:p text:style-name="P14">The main rule I followed was however to respect the underlying Javascript runtime, so when Javascript and Common Lisp did not agree on a certain basic feature (e.g. string mutability) the choice has been to follow Javascript.</text:p>
      <text:p text:style-name="P14">In my opinion Common Lisp is a nice language, but many of the choices made are there just because of historical accidents, and not because of a well thought design process. Common Lisp is a standard, the result of the work of a Committee and this means that it shouldn't surprise that pure logic is not the only force behind a few decisions.</text:p>
      <text:p text:style-name="P14">I'm not a Common Lisp expert however, so may be a few divergences in this implementation are indeed just mistakes, time will judge.</text:p>
      <text:p text:style-name="P14">JSLisp is for now just an experiment to marry the flexibility of Lisp idea with the WEB world and the efficiency of modern runtime environments for Javascript. Efficiency is what surprised me most... when writing small toy examples the execution speed is closer to highly optimize compilers like SBCL than to interpreters like CLisp.</text:p>
      <text:h text:style-name="P73" text:outline-level="1">License</text:h>
      <text:p text:style-name="P35">JSLisp is covered by a MIT license:</text:p>
      <text:p text:style-name="P35"/>
      <text:p text:style-name="P5">Copyright (c) 2011 by Andrea Griffini</text:p>
      <text:p text:style-name="P5"/>
      <text:p text:style-name="P5">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5"/>
      <text:p text:style-name="P5">The above copyright notice and this permission notice shall be included in all copies or substantial portions of the Software.</text:p>
      <text:p text:style-name="P5"/>
      <text:p text:style-name="P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75" text:outline-level="1">Similarities with Common Lisp</text:h>
      <text:p text:style-name="P8"><text:span text:style-name="T3">JSLisp is a LISP-2 (actually a LISP-3 as described in detail later). A symbol in the “</text:span><text:span text:style-name="T33">function position</text:span><text:span text:style-name="T3">” of a form will be looked up </text:span><text:span text:style-name="T4">differently</text:span><text:span text:style-name="T3"> than a </text:span><text:span text:style-name="T4">symbol</text:span><text:span text:style-name="T3"> in a “</text:span><text:span text:style-name="T40">value</text:span><text:span text:style-name="T33"> position</text:span><text:span text:style-name="T3">” of a form.</text:span></text:p>
      <text:p text:style-name="P8"><text:span text:style-name="T3">Therefore JSLisp </text:span><text:span text:style-name="T62">in this </text:span><text:span text:style-name="T3">is </text:span><text:span text:style-name="T62">closer</text:span><text:span text:style-name="T3"> to Common Lisp than to Scheme.</text:span></text:p>
      <text:p text:style-name="P9"><text:span text:style-name="T3">JSLisp implement unhygienic macros </text:span><text:span text:style-name="T4">with </text:span><text:span text:style-name="T5">defmacro</text:span><text:span text:style-name="T3">, with the meaning that it is possible in a macro to capture or introduce new bindings from the expansion context.</text:span></text:p>
      <text:p text:style-name="P16">This is a powerful feature sometimes and writing practically hygienic macros is not very hard. The code in a macro is just full Lisp, with no compromises... the idea of template-based only macro expansion is in my opinion substantially broken and against the Lisp freedom model.</text:p>
      <text:p text:style-name="P8"><text:span text:style-name="T3">JSLisp allows to customize the </text:span><text:span text:style-name="T33">read</text:span><text:span text:style-name="T3"> process (even if a different approach from Common Lisp).</text:span></text:p>
      <text:p text:style-name="P9"><text:span text:style-name="T4">JSLisp implements </text:span><text:span text:style-name="T5">&amp;rest</text:span><text:span text:style-name="T4"> and </text:span><text:span text:style-name="T5">&amp;key</text:span><text:span text:style-name="T4"> argument support for functions and macros.</text:span></text:p>
      <text:p text:style-name="P10"><text:span text:style-name="T57">JSLisp scoping rules are those of Common Lisp (</text:span><text:span text:style-name="T61">e.g. for </text:span><text:span text:style-name="T8">let</text:span><text:span text:style-name="T57">, </text:span><text:span text:style-name="T8">let*</text:span><text:span text:style-name="T57">, </text:span><text:span text:style-name="T8">do...</text:span><text:span text:style-name="T57">, </text:span><text:span text:style-name="T8">labels</text:span><text:span text:style-name="T57">, </text:span><text:span text:style-name="T8">macrolet</text:span><text:span text:style-name="T57">, </text:span><text:span text:style-name="T8">symbol-macrolet</text:span><text:span text:style-name="T57">) and not the ones from Javascript.<text:line-break/>This often require wrapping a portion of code in a function construct </text:span><text:span text:style-name="T61">during compilation</text:span><text:span text:style-name="T57">, but this is common pattern used also when writing directly in Javascript because native scoping rules are just horrible.</text:span></text:p>
      <text:p text:style-name="P11"><text:span text:style-name="T60">JSLisp symbols can contain any character. This is </text:span><text:span text:style-name="T61">implemented</text:span><text:span text:style-name="T60"> by mangling and unmangling as needed. The global Javascript namespace is used for symbol's </text:span><text:span text:style-name="T39">value</text:span><text:span text:style-name="T60">, </text:span><text:span text:style-name="T39">function</text:span><text:span text:style-name="T60">, and </text:span><text:span text:style-name="T39">macro</text:span><text:span text:style-name="T60"> cells but with names that contains a double dollar sequence to avoid clashing.</text:span></text:p>
      <text:p text:style-name="P11"><text:span text:style-name="T60">JSLisp supports both </text:span><text:span text:style-name="T39">lexical</text:span><text:span text:style-name="T60"> </text:span><text:span text:style-name="T61">(default) </text:span><text:span text:style-name="T60">and </text:span><text:span text:style-name="T39">dynamic</text:span><text:span text:style-name="T60"> scoping. Dynamic scoping is only for variables that have been defined with </text:span><text:span text:style-name="T9">defvar</text:span><text:span text:style-name="T60">.</text:span></text:p>
      <text:p text:style-name="P32"><text:span text:style-name="T63">JSLisp relational operators are all variadic. The “different” </text:span><text:span text:style-name="T11">(/= ...)</text:span><text:span text:style-name="T63"> operator uses the same Common Lisp semantic (the meaning is “</text:span><text:span text:style-name="T41">no two operands are equal</text:span><text:span text:style-name="T63">”, logically different from the negation of the “equal” </text:span><text:span text:style-name="T11">(= ...)</text:span><text:span text:style-name="T63"> operator when more than two operands are used).</text:span></text:p>
      <text:h text:style-name="P75" text:outline-level="1">Differences from Common Lisp</text:h>
      <text:p text:style-name="P17">JSLisp is also very different from Common Lisp, mainly for two reasons:</text:p>
      <text:list xml:id="list1080449035" text:style-name="L1">
        <text:list-item>
          <text:p text:style-name="P50"><text:span text:style-name="T4">When the underlying Javascript runtime environment supported a different view on a specific topic and when implementing Lisp view </text:span><text:span text:style-name="T58">(of course always possible) </text:span><text:span text:style-name="T4">would mean a </text:span><text:span text:style-name="T36">serious</text:span><text:span text:style-name="T4"> impact on the efficiency.</text:span></text:p>
        </text:list-item>
        <text:list-item>
          <text:p text:style-name="P50"><text:span text:style-name="T4">When in my eyes the choice of Common Lisp was just an arbitrary historical incident and not a structural logical choice.<text:line-break/>Common Lisp comes from the unification of many Lisp dialects and in many cases the choices made are because of implementation details of those dialects.<text:line-break/>Given that JSLisp </text:span><text:span text:style-name="T55">(because of 1) </text:span><text:span text:style-name="T4">doesn't </text:span><text:span text:style-name="T58">want</text:span><text:span text:style-name="T4"> </text:span><text:span text:style-name="T58">to be</text:span><text:span text:style-name="T55"> </text:span><text:span text:style-name="T4">a standard Common Lisp implementation there is no need to </text:span><text:span text:style-name="T55">feel too much constrained by</text:span><text:span text:style-name="T4"> those choices.<text:line-break/></text:span><text:span text:style-name="T58">I'm of course always well open to explanations or suggestion about why it would be more logical to put JSLisp back on Common Lisp track on specific issues.<text:line-break/>Just note however that “</text:span><text:span text:style-name="T37">because Common Lisp does so</text:span><text:span text:style-name="T58">” for me is not a very good reason per se (in all honesty not a negative, but not a strong positive).</text:span></text:p>
        </text:list-item>
      </text:list>
      <text:p text:style-name="P18">The main differences are:</text:p>
      <text:list xml:id="list1749340731" text:style-name="L2">
        <text:list-item>
          <text:p text:style-name="P51"><text:span text:style-name="T55">Lists are represented using Javascript arrays. This means there are no </text:span><text:span text:style-name="T6">CAR</text:span><text:span text:style-name="T55">/</text:span><text:span text:style-name="T6">CDR</text:span><text:span text:style-name="T55"> functions and no distinct vector type. Yes. I'm serious. It's a Lisp </text:span><text:span text:style-name="T34">without</text:span><text:span text:style-name="T55"> cons cells.<text:line-break/>There is a rest function that compiles to </text:span><text:span text:style-name="T6">.slice(1)</text:span><text:span text:style-name="T55"> and that therefore returns a </text:span><text:span text:style-name="T34">copy</text:span><text:span text:style-name="T55"> of the “rest” of a list </text:span><text:span text:style-name="T34">without sharing on the top level</text:span><text:span text:style-name="T55">. <text:line-break/>Another implication is that </text:span><text:span text:style-name="T6">push</text:span><text:span text:style-name="T55"> is in JSLisp justs a regular function and doesn't need to be a macro (I lied, push is also a macro for efficiency reasons, see later).</text:span></text:p>
        </text:list-item>
        <text:list-item>
          <text:p text:style-name="P56">The numeric and operator support is from Javascript runtime. This means that all numbers are basically double-float of Common Lisp and that therefore there is no support for fixnum, fractions, abitrary precision integers or complex. Addition (+) operator will add numbers and concatenate strings.</text:p>
        </text:list-item>
        <text:list-item>
          <text:p text:style-name="P51"><text:span text:style-name="T55">Native object types are:<text:line-break/>- Numbers (Javascript numbers, what Common Lisp calls </text:span><text:span text:style-name="T6">double-float</text:span><text:span text:style-name="T55">).<text:line-break/>- Strings (immutable, with unicode support)<text:line-break/>- Lists (Javascript arrays)<text:line-break/>- JS Objects (usable as Common Lisp hash-tables, but keys are strings)<text:line-break/>- </text:span><text:span text:style-name="T9">true</text:span><text:span text:style-name="T55">, </text:span><text:span text:style-name="T9">false</text:span><text:span text:style-name="T55">, </text:span><text:span text:style-name="T6">NaN</text:span><text:span text:style-name="T55">, </text:span><text:span text:style-name="T6">null</text:span><text:span text:style-name="T55"> and </text:span><text:span text:style-name="T6">undefined</text:span><text:span text:style-name="T55"> (with all their strange rules from Javascript). </text:span><text:span text:style-name="T38">There is no character type</text:span><text:span text:style-name="T57">, even if the reader knows the </text:span><text:span text:style-name="T8">#\X</text:span><text:span text:style-name="T57"> syntax with the meaning of a single-char string (not sure if I'll keep this </text:span><text:span text:style-name="T60">redundancy</text:span><text:span text:style-name="T57">).</text:span></text:p>
        </text:list-item>
        <text:list-item>
          <text:p text:style-name="P57">There is no multiple value support</text:p>
        </text:list-item>
        <text:list-item>
          <text:p text:style-name="P52"><text:span text:style-name="T62">There is (so far) no macro destructuring parameter</text:span><text:span text:style-name="T63">s</text:span><text:span text:style-name="T62"> syntax</text:span></text:p>
        </text:list-item>
        <text:list-item>
          <text:p text:style-name="P68"><text:span text:style-name="T55">In JSLisp a macro and a function </text:span><text:span text:style-name="T34">can have the same name</text:span><text:span text:style-name="T55">. This is </text:span><text:span text:style-name="T62">technically </text:span><text:span text:style-name="T55">possible because when doing the lookup in the </text:span><text:span text:style-name="T34">function position</text:span><text:span text:style-name="T55"> of a form first the </text:span><text:span text:style-name="T34">macro namespace</text:span><text:span text:style-name="T55"> is checked and, failing that, the </text:span><text:span text:style-name="T34">function namespace</text:span><text:span text:style-name="T55"> is checked after.<text:line-break/>This is similar to what is possible with </text:span><text:span text:style-name="T6">define-compiler-macro</text:span><text:span text:style-name="T55"> of Common Lisp </text:span><text:span text:style-name="T63">(a feature that I've been told it's seldom used at application level programming)</text:span><text:span text:style-name="T55">.</text:span></text:p>
        </text:list-item>
        <text:list-item>
          <text:p text:style-name="P53"><text:span text:style-name="T56">There is a special </text:span><text:span text:style-name="T7">defmacro/f</text:span><text:span text:style-name="T56"> macro that defines at the same time a </text:span><text:span text:style-name="T35">macro</text:span><text:span text:style-name="T56"> and a </text:span><text:span text:style-name="T35">function</text:span><text:span text:style-name="T56"> with the same name (it works only if the function accepts a fixed number of arguments and to get the functions simply calls the macro expansion code with each parameter bound to the same symbol).</text:span></text:p>
        </text:list-item>
        <text:list-item>
          <text:p text:style-name="P54"><text:span text:style-name="T56">JSLisp implements </text:span><text:span text:style-name="T7">setf</text:span><text:span text:style-name="T56"> specializations but in a much simpler </text:span><text:span text:style-name="T59">and naive </text:span><text:span text:style-name="T56">way than Common Lisp. Many be I will implement the place expander logic in a future, for now when processing </text:span><text:span text:style-name="T7">(setf (xxx ...) yyy)</text:span><text:span text:style-name="T56"> </text:span><text:span text:style-name="T59">JSLisp</text:span><text:span text:style-name="T56"> simply check</text:span><text:span text:style-name="T59">s</text:span><text:span text:style-name="T56"> </text:span><text:span text:style-name="T59">to see </text:span><text:span text:style-name="T56">if there's a </text:span><text:span text:style-name="T7">(set-xxx ...)</text:span><text:span text:style-name="T56"> function </text:span><text:span text:style-name="T59">or macro</text:span><text:span text:style-name="T56"> defined to do the assignment.<text:line-break/> Failing that </text:span><text:span text:style-name="T59">at a last resort </text:span><text:span text:style-name="T56">it's checked if </text:span><text:span text:style-name="T7">xxx</text:span><text:span text:style-name="T56"> is a macro and in that case it's expanded.</text:span></text:p>
        </text:list-item>
        <text:list-item>
          <text:p text:style-name="P55"><text:span text:style-name="T57">String literals are multiline as in Common Lisp and require double-quotes, but they support the escape sequences of Javascript (e.g. </text:span><text:span text:style-name="T8">\n</text:span><text:span text:style-name="T57">, </text:span><text:span text:style-name="T8">\x04</text:span><text:span text:style-name="T57">, </text:span><text:span text:style-name="T8">\u36BF</text:span><text:span text:style-name="T57">).</text:span></text:p>
        </text:list-item>
        <text:list-item>
          <text:p text:style-name="P52"><text:span text:style-name="T62">In JSLisp relational operators (</text:span><text:span text:style-name="T10">&lt;</text:span><text:span text:style-name="T62">, </text:span><text:span text:style-name="T10">&lt;=</text:span><text:span text:style-name="T62">, </text:span><text:span text:style-name="T10">=</text:span><text:span text:style-name="T62">, </text:span><text:span text:style-name="T10">&gt;=</text:span><text:span text:style-name="T62">, </text:span><text:span text:style-name="T10">&gt;</text:span><text:span text:style-name="T62">, </text:span><text:span text:style-name="T10">/=</text:span><text:span text:style-name="T62">) are all </text:span><text:span text:style-name="T40">both macros and functions</text:span><text:span text:style-name="T62"> and the macro expansion is </text:span><text:span text:style-name="T40">short-circuiting</text:span><text:span text:style-name="T62">.<text:line-break/>This means that </text:span><text:span text:style-name="T10">(&lt; (foo) (bar) (baz))</text:span><text:span text:style-name="T62"> </text:span><text:span text:style-name="T63">will not call</text:span><text:span text:style-name="T62"> </text:span><text:span text:style-name="T10">(baz)</text:span><text:span text:style-name="T62"> if the result is known to be false from the first comparison. </text:span><text:span text:style-name="T63">This is what the </text:span><text:span text:style-name="T41">Python</text:span><text:span text:style-name="T63"> language does and I also think it's a logical thing to do.</text:span></text:p>
        </text:list-item>
        <text:list-item>
          <text:p text:style-name="P58">There are no declaration forms (for now). May be they will be implemented in a future because they could be used to add checking/debugging code to the generated Javascript. There's however probably nothing to be gained in terms of execution speed from type declarations because the Javascript runtime is inherently dynamically typed.</text:p>
        </text:list-item>
      </text:list>
      <text:p text:style-name="P15"/>
      <text:h text:style-name="P75" text:outline-level="1">Javascript integration</text:h>
      <text:p text:style-name="P26">JSLisp is a compiler, not an interpreter and every function or lambda defined in JSLisp is a regular Javascript function.</text:p>
      <text:p text:style-name="P21"><text:span text:style-name="T67">To call a JSLisp global function or to set a JSLisp symbol value or function just use the mangled name. For example to set the JSLisp symbol value of </text:span><text:span text:style-name="T15">lisp-var-1</text:span><text:span text:style-name="T67"> to the number 42 you need to execute the Javascript statement:</text:span></text:p>
      <text:p text:style-name="P41">d$$lisp_var_$49$ = 42;</text:p>
      <text:p text:style-name="P26">The name mangling rules are:</text:p>
      <text:list xml:id="list1032177543" text:style-name="L3">
        <text:list-item>
          <text:p text:style-name="P60">add two dollar signs at the beginning</text:p>
        </text:list-item>
        <text:list-item>
          <text:p text:style-name="P59"><text:span text:style-name="T67">replace any character not in </text:span><text:span text:style-name="T15">[-A-Za-z]</text:span><text:span text:style-name="T67"> with the character code in decimal wrapped between two dollar signs </text:span><text:span text:style-name="T15">$</text:span><text:span text:style-name="T67">.</text:span></text:p>
        </text:list-item>
        <text:list-item>
          <text:p text:style-name="P59"><text:span text:style-name="T67">replace any dash </text:span><text:span text:style-name="T15">-</text:span><text:span text:style-name="T67"> character with an underscore </text:span><text:span text:style-name="T15">_</text:span><text:span text:style-name="T67"> .</text:span></text:p>
        </text:list-item>
        <text:list-item>
          <text:p text:style-name="P59"><text:span text:style-name="T67">if you're referring to the symbol value prepend a lowercase </text:span><text:span text:style-name="T15">d</text:span><text:span text:style-name="T67"> to the result, if you're referring to the symbol function prepend a lowercase </text:span><text:span text:style-name="T15">f</text:span><text:span text:style-name="T67"> and if referring to the symbol macro use a lowercase </text:span><text:span text:style-name="T15">m</text:span><text:span text:style-name="T67">.</text:span></text:p>
        </text:list-item>
      </text:list>
      <text:p text:style-name="P21"><text:span text:style-name="T67">To embed Javascript code in JSLisp you can simply use the predefined </text:span><text:span text:style-name="T15">(js-code ...)</text:span><text:span text:style-name="T67"> <text:s/>operator that requires a </text:span><text:span text:style-name="T44">string literal</text:span><text:span text:style-name="T67"> (not an expression!) and that expands </text:span><text:span text:style-name="T44">compile time</text:span><text:span text:style-name="T67"> to that literal. For example this is how the JSLisp function </text:span><text:span text:style-name="T15">last-index</text:span><text:span text:style-name="T67"> could be defined:</text:span></text:p>
      <text:p text:style-name="P46"><text:span text:style-name="T67">(def</text:span><text:span text:style-name="T68">un</text:span><text:span text:style-name="T67"> last</text:span><text:span text:style-name="T86">-</text:span><text:span text:style-name="T67">index (x L)<text:line-break/> <text:s/>(js</text:span><text:span text:style-name="T86">-</text:span><text:span text:style-name="T67">c</text:span><text:span text:style-name="T86">o</text:span><text:span text:style-name="T67">de </text:span><text:span text:style-name="T86">"</text:span><text:span text:style-name="T68">d$$L.lastIndexOf(d$$x)</text:span><text:span text:style-name="T86">"</text:span><text:span text:style-name="T68">))</text:span></text:p>
      <text:p text:style-name="P27">this is the Javascript code that this code will be compiled to</text:p>
      <text:p text:style-name="P42">f$$set_symbol_function(s$$last_index,<text:line-break/> <text:s/>function(d$$x,d$$L){<text:line-break/> <text:s text:c="3"/>var res=d$$L.lastIndexOf(d$$x);<text:line-break/> <text:s text:c="3"/>return res;<text:line-break/> <text:s/>});</text:p>
      <text:p text:style-name="P22"><text:span text:style-name="T68">When executed the above code will set the global </text:span><text:span text:style-name="T16">f$$last_index</text:span><text:span text:style-name="T68"> to the function and therefore from Javascript it will be possible to just evaluate </text:span><text:span text:style-name="T16">f$$last_index(a, b)</text:span><text:span text:style-name="T68">.</text:span></text:p>
      <text:p text:style-name="P22"><text:span text:style-name="T68">Note that the same mangling </text:span><text:span text:style-name="T16">d$$x</text:span><text:span text:style-name="T68"> is used for both </text:span><text:span text:style-name="T45">dynamic</text:span><text:span text:style-name="T68"> and </text:span><text:span text:style-name="T45">lexical</text:span><text:span text:style-name="T68"> bindings.</text:span></text:p>
      <text:p text:style-name="P31"><text:span text:style-name="T68">It's also possible to call functions with </text:span><text:span text:style-name="T45">keyword parameters</text:span><text:span text:style-name="T68"> by using for example </text:span><text:span text:style-name="T16">s$$$58$x</text:span><text:span text:style-name="T68"> to reference the symbol </text:span><text:span text:style-name="T16">:x</text:span><text:span text:style-name="T68"> in the call from Javascript.</text:span></text:p>
      <text:h text:style-name="P72" text:outline-level="1"><text:soft-page-break/>Reference</text:h>
      <text:h text:style-name="P76" text:outline-level="2">Data types</text:h>
      <text:h text:style-name="P79" text:outline-level="3">Numbers</text:h>
      <text:p text:style-name="P33"><text:span text:style-name="T81">These are Javascript native number objects (similar to Common Lisp </text:span><text:span text:style-name="T20">DOUBLE-FLOAT</text:span><text:span text:style-name="T81"> type). There are no fixnum or arbitrary precision integer numbers but the type unit accuracy is guaranteed up to </text:span><text:span text:style-name="T80">±</text:span><text:span text:style-name="T81">2</text:span><text:span text:style-name="T79">53 </text:span><text:span text:style-name="T81">(</text:span><text:span text:style-name="T80">±</text:span><text:span text:style-name="T81">9,007,199,254,740,992). </text:span></text:p>
      <text:p text:style-name="P33"><text:span text:style-name="T83">There is a special numeric value </text:span><text:span text:style-name="T22">NaN</text:span><text:span text:style-name="T83"> that is generated when a computation is not possible (e.g. evaluating </text:span><text:span text:style-name="T22">(log -1)</text:span><text:span text:style-name="T83">). </text:span><text:span text:style-name="T22">NaN</text:span><text:span text:style-name="T83"> value compare different from any number (including </text:span><text:span text:style-name="T22">NaN</text:span><text:span text:style-name="T83">) and any other relational operation with </text:span><text:span text:style-name="T22">NaN</text:span><text:span text:style-name="T83"> returns false (e.g. are both false </text:span><text:span text:style-name="T22">(&lt; x NaN)</text:span><text:span text:style-name="T83"> and </text:span><text:span text:style-name="T22">(&gt;= x NaN)</text:span><text:span text:style-name="T83"> for any value of </text:span><text:span text:style-name="T22">x</text:span><text:span text:style-name="T83">).</text:span></text:p>
      <text:p text:style-name="P33"><text:span text:style-name="T83">The predicate function </text:span><text:span text:style-name="T22">(numberp x)</text:span><text:span text:style-name="T83"> returns </text:span><text:span text:style-name="T22">true</text:span><text:span text:style-name="T83"> if </text:span><text:span text:style-name="T22">x</text:span><text:span text:style-name="T83"> is a number (including </text:span><text:span text:style-name="T22">NaN</text:span><text:span text:style-name="T83">) and </text:span><text:span text:style-name="T22">false</text:span><text:span text:style-name="T83"> otherwise.</text:span></text:p>
      <text:h text:style-name="P80" text:outline-level="3">Strings</text:h>
      <text:p text:style-name="P33"><text:span text:style-name="T52">Immutable</text:span><text:span text:style-name="T81"> Javascript unicode strings. In string literals JSLisp supports standard Javascript escape sequences for </text:span><text:span text:style-name="T52">octal</text:span><text:span text:style-name="T81">, </text:span><text:span text:style-name="T52">hexadecimal</text:span><text:span text:style-name="T81"> or </text:span><text:span text:style-name="T52">unicode characters</text:span><text:span text:style-name="T81"> in addition to </text:span><text:span text:style-name="T83">standard</text:span><text:span text:style-name="T81"> special character escape sequences (tab, newline, carriage return, backspace, formfeed). </text:span></text:p>
      <text:p text:style-name="P33"><text:span text:style-name="T81">There is no </text:span><text:span text:style-name="T52">character type</text:span><text:span text:style-name="T81">, characters of strings are accessed using </text:span><text:span text:style-name="T20">(aref &lt;string&gt; &lt;index&gt;)</text:span><text:span text:style-name="T81"> </text:span><text:span text:style-name="T83">form</text:span><text:span text:style-name="T81"> (with a </text:span><text:span text:style-name="T52">0-based</text:span><text:span text:style-name="T81"> index) and the value is a </text:span><text:span text:style-name="T52">single-character string</text:span><text:span text:style-name="T81">.<text:line-break/>The predicate function </text:span><text:span text:style-name="T20">(</text:span><text:span text:style-name="T22">stringp</text:span><text:span text:style-name="T20"> x)</text:span><text:span text:style-name="T81"> returns </text:span><text:span text:style-name="T20">true</text:span><text:span text:style-name="T81"> if </text:span><text:span text:style-name="T20">x</text:span><text:span text:style-name="T81"> is a </text:span><text:span text:style-name="T83">string</text:span><text:span text:style-name="T81"> and </text:span><text:span text:style-name="T20">false</text:span><text:span text:style-name="T81"> otherwise.</text:span></text:p>
      <text:h text:style-name="P81" text:outline-level="3">Symbols</text:h>
      <text:p text:style-name="P33"><text:span text:style-name="T84">There is </text:span><text:span text:style-name="T83">(</text:span><text:span text:style-name="T84">currently</text:span><text:span text:style-name="T83">)</text:span><text:span text:style-name="T84"> </text:span><text:span text:style-name="T53">no package support</text:span><text:span text:style-name="T84">, but when a symbol starting with a </text:span><text:span text:style-name="T53">colon</text:span><text:span text:style-name="T84"> </text:span><text:span text:style-name="T23">:</text:span><text:span text:style-name="T84"> character is interned its value is also </text:span><text:span text:style-name="T53">set to the symbol itself</text:span><text:span text:style-name="T84">.</text:span></text:p>
      <text:p text:style-name="P33"><text:span text:style-name="T84">These symbols </text:span><text:span text:style-name="T83">can be</text:span><text:span text:style-name="T84"> used for keyword parameters </text:span><text:span text:style-name="T83">in function calls </text:span><text:span text:style-name="T84">and mimic the keyword package of Common Lisp.</text:span></text:p>
      <text:p text:style-name="P33"><text:span text:style-name="T84">The predicate function </text:span><text:span text:style-name="T23">(</text:span><text:span text:style-name="T22">symbolp</text:span><text:span text:style-name="T23"> x)</text:span><text:span text:style-name="T84"> returns </text:span><text:span text:style-name="T23">true</text:span><text:span text:style-name="T84"> if </text:span><text:span text:style-name="T23">x</text:span><text:span text:style-name="T84"> is a </text:span><text:span text:style-name="T83">symbol </text:span><text:span text:style-name="T84">and </text:span><text:span text:style-name="T23">false</text:span><text:span text:style-name="T84"> otherwise.</text:span></text:p>
      <text:h text:style-name="P88" text:outline-level="3">Lists</text:h>
      <text:p text:style-name="P33"><text:span text:style-name="T81">Lists are Javascript arrays and element access is with </text:span><text:span text:style-name="T20">(aref &lt;list&gt; &lt;index&gt;)</text:span><text:span text:style-name="T81"> using a </text:span><text:span text:style-name="T52">0-based index</text:span><text:span text:style-name="T81">. List tails are </text:span><text:span text:style-name="T52">never shared</text:span><text:span text:style-name="T81">, the predefined </text:span><text:span text:style-name="T20">(rest &lt;list&gt;)</text:span><text:span text:style-name="T81"> function returns therefore a </text:span><text:span text:style-name="T52">copy</text:span><text:span text:style-name="T81"> of the list starting from second element.</text:span></text:p>
      <text:p text:style-name="P33"><text:span text:style-name="T81">JSLisp lists are </text:span><text:span text:style-name="T83">more or less </text:span><text:span text:style-name="T81">equivalent to Common Lisp </text:span><text:span text:style-name="T20">vector</text:span><text:span text:style-name="T81">s, and for example </text:span><text:span text:style-name="T20">(push &lt;element&gt; &lt;list&gt;)</text:span><text:span text:style-name="T81"> can be just a regular function and doesn't need to work on a </text:span><text:span text:style-name="T52">place </text:span><text:span text:style-name="T75">like it's required in Common Lisp</text:span><text:span text:style-name="T52">.</text:span></text:p>
      <text:p text:style-name="P34"><text:span text:style-name="T83">When accessing a list element that doesn't exist (because beyond the size of the list) the returned value is </text:span><text:span text:style-name="T22">undefined</text:span><text:span text:style-name="T83">. When </text:span><text:span text:style-name="T51">writing</text:span><text:span text:style-name="T83"> to that element the list object is </text:span><text:span text:style-name="T51">automatically resized</text:span><text:span text:style-name="T83"> and any intermediate values are all set to </text:span><text:span text:style-name="T22">undefined</text:span><text:span text:style-name="T83">.</text:span></text:p>
      <text:p text:style-name="P33"><text:span text:style-name="T75">The predicate function </text:span><text:span text:style-name="T24">(</text:span><text:span text:style-name="T25">listp</text:span><text:span text:style-name="T24"> x)</text:span><text:span text:style-name="T75"> returns </text:span><text:span text:style-name="T24">true</text:span><text:span text:style-name="T75"> if </text:span><text:span text:style-name="T24">x</text:span><text:span text:style-name="T75"> is a </text:span><text:span text:style-name="T76">list</text:span><text:span text:style-name="T75"> and </text:span><text:span text:style-name="T24">false</text:span><text:span text:style-name="T75"> otherwise.</text:span></text:p>
      <text:h text:style-name="P79" text:outline-level="3">Closures</text:h>
      <text:p text:style-name="P33"><text:span text:style-name="T82">These are just regular Javascript </text:span><text:span text:style-name="T74">callable</text:span><text:span text:style-name="T82"> objects. They're used as the result of evaluating </text:span><text:span text:style-name="T21">(lambda ...)</text:span><text:span text:style-name="T82"> forms.</text:span></text:p>
      <text:p text:style-name="P33"><text:span text:style-name="T82">Being JSLisp is a </text:span><text:span text:style-name="T50">compile-only implementation</text:span><text:span text:style-name="T82">, there's no difference between the result of a lambda form and a manually written Javascript function.</text:span></text:p>
      <text:p text:style-name="P33"><text:span text:style-name="T82">The </text:span><text:span text:style-name="T21">(eval ...)</text:span><text:span text:style-name="T82"> function is also available but is implemented as </text:span><text:span text:style-name="T50">compile+invoke</text:span><text:span text:style-name="T82"> and not as an </text:span><text:span text:style-name="T50">interpreter</text:span><text:span text:style-name="T82">. </text:span><text:span text:style-name="T83">Because </text:span><text:span text:style-name="T22">eval</text:span><text:span text:style-name="T83"> is a regular function and not a </text:span><text:span text:style-name="T51">macro</text:span><text:span text:style-name="T83"> the evaluation will not be able to access </text:span><text:span text:style-name="T51">lexical bindings</text:span><text:span text:style-name="T83">.</text:span></text:p>
      <text:h text:style-name="P79" text:outline-level="3">Boolean</text:h>
      <text:p text:style-name="P63"><text:span text:style-name="T82">Javascript boolean type with only values being </text:span><text:span text:style-name="T21">true</text:span><text:span text:style-name="T82"> and </text:span><text:span text:style-name="T21">false</text:span><text:span text:style-name="T82">.</text:span></text:p>
      <text:p text:style-name="P63"><text:span text:style-name="T82">Following Javascript rules an expression is considered </text:span><text:span text:style-name="T87">"true"</text:span><text:span text:style-name="T82"> </text:span><text:span text:style-name="T87">unless </text:span><text:span text:style-name="T82">its value is either:</text:span></text:p>
      <text:list xml:id="list396605939" text:style-name="L5">
        <text:list-item>
          <text:p text:style-name="P64"><text:span text:style-name="T29">false</text:span>, <text:span text:style-name="T27">null</text:span>, <text:span text:style-name="T27">NaN</text:span>, <text:span text:style-name="T27">undefined</text:span></text:p>
        </text:list-item>
        <text:list-item>
          <text:p text:style-name="P64">The number <text:span text:style-name="T29">0</text:span></text:p>
        </text:list-item>
        <text:list-item>
          <text:p text:style-name="P64"><text:span text:style-name="T87">T</text:span>he empty string <text:span text:style-name="T27">""</text:span></text:p>
        </text:list-item>
      </text:list>
      <text:p text:style-name="P65"><text:span text:style-name="T82">Note that </text:span><text:span text:style-name="T50">empty lists</text:span><text:span text:style-name="T82"> or </text:span><text:span text:style-name="T50">empty Javascript objects</text:span><text:span text:style-name="T82"> are considered to be “</text:span><text:span text:style-name="T50">true</text:span><text:span text:style-name="T82">” (this is for example different from </text:span><text:span text:style-name="T85">what the</text:span><text:span text:style-name="T82"> Python </text:span><text:span text:style-name="T85">language does</text:span><text:span text:style-name="T82">).</text:span></text:p>
      <text:p text:style-name="P66"><text:span text:style-name="T89">The function </text:span><text:span text:style-name="T30">(boolp x)</text:span><text:span text:style-name="T89"> returns </text:span><text:span text:style-name="T30">true</text:span><text:span text:style-name="T89"> if a value is a boolean and </text:span><text:span text:style-name="T30">false</text:span><text:span text:style-name="T89"> otherwise.</text:span></text:p>
      <text:h text:style-name="P82" text:outline-level="3"/>
      <text:h text:style-name="P87" text:outline-level="3">Null</text:h>
      <text:p text:style-name="P63"><text:span text:style-name="T87">Javascript null type with only one value: </text:span><text:span text:style-name="T29">null</text:span><text:span text:style-name="T87">. This value is used as result for some operations like division by zero. </text:span><text:span text:style-name="T89">Note that </text:span><text:span text:style-name="T30">(= null undefined)</text:span><text:span text:style-name="T89"> is true (I've no idea why).</text:span></text:p>
      <text:p text:style-name="P66"><text:span text:style-name="T89">The function </text:span><text:span text:style-name="T30">(nullp x)</text:span><text:span text:style-name="T89"> returns </text:span><text:span text:style-name="T30">true</text:span><text:span text:style-name="T89"> if a value is the </text:span><text:span text:style-name="T54">null value</text:span><text:span text:style-name="T89"> or </text:span><text:span text:style-name="T30">false</text:span><text:span text:style-name="T89"> otherwise.</text:span></text:p>
      <text:h text:style-name="Heading_20_3" text:outline-level="3">Undefined</text:h>
      <text:p text:style-name="P63"><text:span text:style-name="T87">Javascript undefined type with only one value: </text:span><text:span text:style-name="T29">undefined</text:span><text:span text:style-name="T87">. This value is used when there is no reasonable value to return. For example accessing an array or string outside its size will return </text:span><text:span text:style-name="T29">undefined</text:span><text:span text:style-name="T87"> on reading. Likewise reading a Javascript object field that doesn't exists returns </text:span><text:span text:style-name="T29">undefined</text:span><text:span text:style-name="T87">.</text:span></text:p>
      <text:p text:style-name="P67"><text:span text:style-name="T90">The function </text:span><text:span text:style-name="T31">(undefinedp x)</text:span><text:span text:style-name="T90"> returns </text:span><text:span text:style-name="T31">true</text:span><text:span text:style-name="T90"> if </text:span><text:span text:style-name="T31">x</text:span><text:span text:style-name="T90"> is the </text:span><text:span text:style-name="T31">undefined</text:span><text:span text:style-name="T90"> value and </text:span><text:span text:style-name="T31">false</text:span><text:span text:style-name="T90"> otherwise.</text:span></text:p>
      <text:h text:style-name="Heading_20_3" text:outline-level="3">Objects</text:h>
      <text:p text:style-name="P63"><text:span text:style-name="T87">Javascript native objects. They can also used as hash tables where keys are only strings (on </text:span><text:span text:style-name="T29">aref</text:span><text:span text:style-name="T87"> access the key is automatically converted to a string using Javascript conventions).</text:span></text:p>
      <text:p text:style-name="P63"><text:span text:style-name="T87">For example:</text:span></text:p>
      <text:p text:style-name="P78"><text:span text:style-name="T87">(let ((x (js-object)))<text:line-break/> <text:s/>(setf (aref x "12") "Test")<text:line-break/> <text:s/>(aref x 12))</text:span></text:p>
      <text:p text:style-name="P78"><text:span text:style-name="T87">--&gt; "Test"</text:span></text:p>
      <text:p text:style-name="P67"><text:span text:style-name="T90">The function </text:span><text:span text:style-name="T31">(objectp x) </text:span><text:span text:style-name="T90">returns </text:span><text:span text:style-name="T31">true</text:span><text:span text:style-name="T90"> if </text:span><text:span text:style-name="T31">x</text:span><text:span text:style-name="T90"> is a Javascript object and </text:span><text:span text:style-name="T31">false</text:span><text:span text:style-name="T90"> otherwise.</text:span></text:p>
      <text:h text:style-name="P77" text:outline-level="2">Namespaces</text:h>
      <text:p text:style-name="P19">There are three distinct namespaces; the value namespace, the function namespace and the macro namespace.</text:p>
      <text:h text:style-name="Heading_20_3" text:outline-level="3">Value namespace</text:h>
      <text:p text:style-name="P19">This namespace contains the current value associated to a global symbol. This value can be accessed or altered by using the functions:</text:p>
      <text:p text:style-name="P38">(symbol<text:span text:style-name="T86">-</text:span>value x) <text:s text:c="6"/>;; Retrieves current value of symbol x<text:line-break/>(set<text:span text:style-name="T86">-</text:span>symbol<text:span text:style-name="T86">-</text:span>value x y) ;; Sets current value for symbol x</text:p>
      <text:p text:style-name="P12"><text:span text:style-name="T64"><text:line-break/>In the Javascript runtime the value of a symbol </text:span><text:span text:style-name="T12">x</text:span><text:span text:style-name="T64"> is stored in the global variable named “</text:span><text:span text:style-name="T12">d&lt;mangled-name&gt;</text:span><text:span text:style-name="T64">”. For example for symbol </text:span><text:span text:style-name="T12">x1</text:span><text:span text:style-name="T64"> the variable is </text:span><text:span text:style-name="T12">d$$x$49$</text:span><text:span text:style-name="T64">.</text:span></text:p>
      <text:h text:style-name="Heading_20_3" text:outline-level="3">Function namespace</text:h>
      <text:p text:style-name="P19">This namespace contains the current function associated to a global symbol. It can be accessed or altered by the two functions</text:p>
      <text:p text:style-name="P38">(symbol<text:span text:style-name="T86">-</text:span>function x) <text:s text:c="6"/>;; Current function of symbol x<text:line-break/>(set<text:span text:style-name="T86">-</text:span>symbol<text:span text:style-name="T86">-</text:span>function x y) ;; Sets function for symbol x</text:p>
      <text:p text:style-name="P31"><text:span text:style-name="T64">In the Javascript runtime the function of a symbol </text:span><text:span text:style-name="T12">x</text:span><text:span text:style-name="T64"> is stored in the global variable named “</text:span><text:span text:style-name="T12">f&lt;mangled-name&gt;</text:span><text:span text:style-name="T64">”. For example for symbol </text:span><text:span text:style-name="T12">foo</text:span><text:span text:style-name="T64"> the variable is </text:span><text:span text:style-name="T12">f$$foo</text:span><text:span text:style-name="T64">.</text:span></text:p>
      <text:h text:style-name="P83" text:outline-level="3"/>
      <text:h text:style-name="P89" text:outline-level="3">Macro namespace</text:h>
      <text:p text:style-name="P19">This namespace contains the current macro associated to a global symbol. It can be accessed or altered by the two functions</text:p>
      <text:p text:style-name="P38">(symbol<text:span text:style-name="T86">-</text:span>macro x) <text:s text:c="6"/>;; Retrieves current macro of symbol x<text:line-break/>(set<text:span text:style-name="T86">-</text:span>symbol<text:span text:style-name="T86">-</text:span>macro x y) ;; Sets macro expander for symbol x</text:p>
      <text:p text:style-name="P12"><text:span text:style-name="T64"><text:line-break/>In the Javascript runtime the macro of a symbol </text:span><text:span text:style-name="T12">x</text:span><text:span text:style-name="T64"> is stored in the global variable named “</text:span><text:span text:style-name="T12">m&lt;mangled-name&gt;</text:span><text:span text:style-name="T64">”. For example for symbol </text:span><text:span text:style-name="T12">&lt;</text:span><text:span text:style-name="T64"> the variable is </text:span><text:span text:style-name="T12">m$$$60$</text:span><text:span text:style-name="T64">.</text:span></text:p>
      <text:p text:style-name="P19">The macro value of a symbol is used by the compiling function (js-compile ...) when a symbol is found in the function position of a form. In this case the logic is:</text:p>
      <text:list xml:id="list552750125" text:style-name="L4">
        <text:list-item>
          <text:p text:style-name="P62">If there is a lexical macro currently visible with that name then it is expanded</text:p>
        </text:list-item>
        <text:list-item>
          <text:p text:style-name="P62">If there is a global macro with that name then it is expanded</text:p>
        </text:list-item>
        <text:list-item>
          <text:p text:style-name="P61"><text:span text:style-name="T64">Otherwise the code for calling a function associated to the symbol is generated.<text:line-break/>For example the </text:span><text:span text:style-name="T65">Lisp </text:span><text:span text:style-name="T64">code </text:span><text:span text:style-name="T12">(foo x)</text:span><text:span text:style-name="T64"> in this case will generate</text:span><text:span text:style-name="T65"> the Javascript code<text:line-break/></text:span><text:span text:style-name="T12">(f$$foo(d$$x))</text:span><text:span text:style-name="T64">. </text:span><text:span text:style-name="T65">Note also that </text:span><text:span text:style-name="T13">f$$foo</text:span><text:span text:style-name="T65"> could actually be bound to a </text:span><text:span text:style-name="T42">lexical function</text:span><text:span text:style-name="T65"> because of a containing </text:span><text:span text:style-name="T13">(labels ...)</text:span><text:span text:style-name="T65"> form.</text:span></text:p>
        </text:list-item>
      </text:list>
      <text:p text:style-name="P20">Macro expansion is done at compilation time. After a form is compiled defining a macro for the first symbol in the form will have no effect on already compiled functions; redefining instead the function associate to a symbol will affect also previously compiled function where the call has been compiled to a global function call.</text:p>
      <text:p text:style-name="P13"><text:span text:style-name="T65">When a </text:span><text:span text:style-name="T13">(labels ...)</text:span><text:span text:style-name="T65"> form is compiled any </text:span><text:span text:style-name="T42">global</text:span><text:span text:style-name="T65"> or </text:span><text:span text:style-name="T42">lexical</text:span><text:span text:style-name="T65"> macros bound to function names defined in the labels part will not be considered. In other words...</text:span></text:p>
      <text:p text:style-name="P39">(defmacro foo (x y)<text:line-break/> <text:s/>`(+ ,x ,y))</text:p>
      <text:p text:style-name="P39">(let ((x 3)<text:line-break/> <text:s text:c="5"/>(y 4))<text:line-break/> <text:s/>(list (labels ((foo (x y) (* x y)))<text:line-break/> <text:s text:c="9"/>(foo x y))<text:line-break/> <text:s text:c="7"/>(foo x y)))</text:p>
      <text:p text:style-name="P39">--&gt; (12 7)</text:p>
      <text:h text:style-name="Heading_20_2" text:outline-level="2"><text:soft-page-break/>Flow control</text:h>
      <text:h text:style-name="P85" text:outline-level="3">(progn ...)</text:h>
      <text:p text:style-name="P40">(progn<text:line-break/> <text:s/>&lt;form<text:span text:style-name="T86">-</text:span>1&gt;<text:line-break/> <text:s/>&lt;form<text:span text:style-name="T86">-</text:span>2&gt;<text:line-break/> <text:s/>…<text:line-break/> <text:s/>&lt;form<text:span text:style-name="T86">-</text:span>n&gt;)</text:p>
      <text:p text:style-name="P24"><text:span text:style-name="T66">The </text:span><text:span text:style-name="T14">progn</text:span><text:span text:style-name="T66"> form evaluates all contained forms in sequence and returns as value the value of the last evaluated form.</text:span></text:p>
      <text:h text:style-name="P85" text:outline-level="3">(dotimes …) <text:span text:style-name="T78">(dolist ...)</text:span></text:h>
      <text:p text:style-name="P40">(dotimes (&lt;var&gt; &lt;count&gt;)<text:line-break/> <text:s text:c="2"/>&lt;form<text:span text:style-name="T86">-</text:span>1&gt;<text:line-break/> <text:s text:c="2"/>&lt;form<text:span text:style-name="T86">-</text:span>2&gt;<text:line-break/> <text:s text:c="2"/>…<text:line-break/> <text:s text:c="2"/>&lt;form<text:span text:style-name="T86">-</text:span>n&gt;)</text:p>
      <text:p text:style-name="Standard">The <text:span text:style-name="T14">dotimes</text:span><text:span text:style-name="T66"> form evaluates all the contained forms in sequence by first assigning the value </text:span><text:span text:style-name="T14">0</text:span><text:span text:style-name="T66"> to the variable </text:span><text:span text:style-name="T14">&lt;var&gt;</text:span><text:span text:style-name="T66">, then </text:span><text:span text:style-name="T14">1</text:span><text:span text:style-name="T66">, then </text:span><text:span text:style-name="T14">2</text:span><text:span text:style-name="T66"> and so on until the variable would get the value of </text:span><text:span text:style-name="T14">&lt;count&gt;</text:span><text:span text:style-name="T66">. At this point (without evaluating the forms with </text:span><text:span text:style-name="T14">&lt;var&gt;</text:span><text:span text:style-name="T66"> equal to </text:span><text:span text:style-name="T14">&lt;count&gt;</text:span><text:span text:style-name="T66">) the loop is terminated and the final value is </text:span><text:span text:style-name="T26">null</text:span><text:span text:style-name="T66">. The form </text:span><text:span text:style-name="T14">&lt;count&gt;</text:span><text:span text:style-name="T66"> is evaluated only once and the body of the loop </text:span><text:span text:style-name="T43">may be not executed</text:span><text:span text:style-name="T66"> if the result of evaluating </text:span><text:span text:style-name="T14">&lt;count&gt;</text:span><text:span text:style-name="T66"> is </text:span><text:span text:style-name="T91">less</text:span><text:span text:style-name="T66"> than </text:span><text:span text:style-name="T14">1</text:span><text:span text:style-name="T66">.</text:span></text:p>
      <text:p text:style-name="P36"/>
      <text:p text:style-name="P40">(dolist (&lt;var&gt; &lt;list&gt;)<text:line-break/> <text:s/>&lt;form<text:span text:style-name="T86">-</text:span>1&gt;<text:line-break/> <text:s/>&lt;form<text:span text:style-name="T86">-</text:span>2&gt;<text:line-break/> <text:s/>…<text:line-break/> <text:s/>&lt;form<text:span text:style-name="T86">-</text:span>n&gt;)</text:p>
      <text:p text:style-name="P2"><text:span text:style-name="T66">The </text:span><text:span text:style-name="T14">dolist</text:span><text:span text:style-name="T66"> form evaluates all the contained forms in sequence by first assigning to the variable </text:span><text:span text:style-name="T14">&lt;var&gt;</text:span><text:span text:style-name="T66"> the first element of the list returned by evaluating </text:span><text:span text:style-name="T14">&lt;list&gt;</text:span><text:span text:style-name="T66">, then the second and <text:s/>so on until the end of the list.</text:span></text:p>
      <text:p text:style-name="P4"><text:span text:style-name="T66">Once the list is exhausted the loop is terminated and the final value is </text:span><text:span text:style-name="T26">null</text:span><text:span text:style-name="T66">. The form </text:span><text:span text:style-name="T14">&lt;list&gt;</text:span><text:span text:style-name="T66"> is evaluated only once and the body of the loop </text:span><text:span text:style-name="T43">may be not executed</text:span><text:span text:style-name="T66"> if the result of evaluating </text:span><text:span text:style-name="T14">&lt;list&gt;</text:span><text:span text:style-name="T66"> is an empty list.</text:span></text:p>
      <text:h text:style-name="P84" text:outline-level="3"><text:soft-page-break/>(do ...)</text:h>
      <text:p text:style-name="P43">(do ((&lt;var<text:span text:style-name="T86">-</text:span>1&gt; &lt;init<text:span text:style-name="T86">-</text:span>1&gt; [&lt;next<text:span text:style-name="T86">-</text:span>1&gt;])<text:line-break/> <text:s text:c="4"/>(&lt;var<text:span text:style-name="T86">-</text:span>2&gt; &lt;init<text:span text:style-name="T86">-</text:span>2&gt; [&lt;next<text:span text:style-name="T86">-</text:span>2&gt;])<text:line-break/> <text:s text:c="4"/>…<text:line-break/> <text:s text:c="4"/>(&lt;var-n&gt; &lt;init-n&gt; [&lt;next<text:span text:style-name="T86">-</text:span>n&gt;]))<text:line-break/> <text:s text:c="3"/>(&lt;end<text:span text:style-name="T86">-</text:span>test&gt;<text:line-break/> <text:s text:c="4"/>&lt;end<text:span text:style-name="T86">-</text:span>form<text:span text:style-name="T86">-</text:span>1&gt;<text:line-break/> <text:s text:c="4"/>&lt;end<text:span text:style-name="T86">-</text:span>form<text:span text:style-name="T86">-</text:span>2&gt;<text:line-break/> <text:s text:c="4"/>…<text:line-break/> <text:s text:c="4"/>&lt;end<text:span text:style-name="T86">-</text:span>form<text:span text:style-name="T86">-</text:span>n&gt;)<text:line-break/> <text:s/>&lt;body<text:span text:style-name="T86">-</text:span>form<text:span text:style-name="T86">-</text:span>1&gt;<text:line-break/> <text:s/>&lt;body<text:span text:style-name="T86">-</text:span>form<text:span text:style-name="T86">-</text:span>2&gt;<text:line-break/> <text:s/>…<text:line-break/> <text:s/>&lt;body<text:span text:style-name="T86">-</text:span>form<text:span text:style-name="T86">-</text:span>n&gt;)</text:p>
      <text:p text:style-name="P23"><text:span text:style-name="T69">The </text:span><text:span text:style-name="T17">do</text:span><text:span text:style-name="T69"> form is the most general looping facility provided by JSLisp and is modeled after the standard do of Common Lisp.</text:span></text:p>
      <text:p text:style-name="P25"><text:span text:style-name="T69">Several distinct looping variables </text:span><text:span text:style-name="T17">var-1</text:span><text:span text:style-name="T69">, </text:span><text:span text:style-name="T17">var-2</text:span><text:span text:style-name="T69">, ... </text:span><text:span text:style-name="T17">var-n</text:span><text:span text:style-name="T69"> can be defined for the loop in the first sublist, for each of them the </text:span><text:span text:style-name="T46">initial value</text:span><text:span text:style-name="T69"> must be provided and optionally a </text:span><text:span text:style-name="T46">next value expression</text:span><text:span text:style-name="T69">. </text:span><text:span text:style-name="T70">The </text:span><text:span text:style-name="T47">next value expression</text:span><text:span text:style-name="T70"> for a variable can be omitted if the variable doesn't need to change during the loop or if the increment is done </text:span><text:span text:style-name="T47">explicitly</text:span><text:span text:style-name="T70"> in the </text:span><text:span text:style-name="T47">body part</text:span><text:span text:style-name="T70">.</text:span></text:p>
      <text:p text:style-name="P23"><text:span text:style-name="T69">After the looping variables is specified the </text:span><text:span text:style-name="T17">end-test</text:span><text:span text:style-name="T69"> form (that must evaluate to true to exit the loop) and the closing sequence of </text:span><text:span text:style-name="T17">end-form</text:span><text:span text:style-name="T69">s. The final value of a </text:span><text:span text:style-name="T17">do</text:span><text:span text:style-name="T69"> construct will be the value of the last </text:span><text:span text:style-name="T17">end-form</text:span><text:span text:style-name="T69"> or </text:span><text:span text:style-name="T26">null</text:span><text:span text:style-name="T69"> if no end forms are present.</text:span></text:p>
      <text:p text:style-name="P23"><text:span text:style-name="T69">Finally there is a list of </text:span><text:span text:style-name="T17">body-form</text:span><text:span text:style-name="T69">s that will be evaluated for each iteration after checking that the </text:span><text:span text:style-name="T17">end-test</text:span><text:span text:style-name="T69"> is not passing. The evaluation of the </text:span><text:span text:style-name="T17">next-...</text:span><text:span text:style-name="T69"> forms will be done after the evaluation of the last </text:span><text:span text:style-name="T17">body-form</text:span><text:span text:style-name="T69">.</text:span></text:p>
      <text:p text:style-name="P28">As an example consider this simple function for checking for primality of an integer &gt;= 2 <text:span text:style-name="T92">(note that here the loop body is actually empty - a fairly common case):</text:span></text:p>
      <text:p text:style-name="P44">(defun prime<text:span text:style-name="T86">-</text:span>number (n)<text:line-break/> <text:s/>(cond<text:line-break/> <text:s text:c="4"/>((= n 2) true)<text:line-break/> <text:s text:c="4"/>((= 0 (% n 2)) false)<text:line-break/> <text:s text:c="4"/>(true<text:line-break/> <text:s text:c="7"/>(do ((x 3 (+ x 2)))<text:line-break/> <text:s text:c="11"/>((or (&gt; (* x x) n)<text:line-break/> <text:s text:c="16"/>(= 0 (% n x)))<text:line-break/> <text:s text:c="12"/>(&gt; (* x x) n))))))</text:p>
      <text:h text:style-name="Heading_20_3" text:outline-level="3"><text:soft-page-break/><text:span text:style-name="T72">(if …) </text:span><text:span text:style-name="T78">(when …) (unless ...)</text:span></text:h>
      <text:p text:style-name="P45">(if &lt;condition&gt;<text:line-break/> <text:s text:c="3"/>&lt;if<text:span text:style-name="T86">-</text:span>true<text:span text:style-name="T86">-</text:span>form&gt;<text:line-break/> <text:s text:c="3"/>[&lt;if<text:span text:style-name="T86">-</text:span>false<text:span text:style-name="T86">-</text:span>form&gt;])</text:p>
      <text:p text:style-name="P29"><text:span text:style-name="T72">The </text:span><text:span text:style-name="T18">if</text:span><text:span text:style-name="T72"> form allows </text:span><text:span text:style-name="T73">conditional</text:span><text:span text:style-name="T72"> execution. After evaluating the </text:span><text:span text:style-name="T48">condition form</text:span><text:span text:style-name="T72"> only one of the two subsequent forms will be evaluated depending on if the condition passed or not.</text:span></text:p>
      <text:p text:style-name="P29"><text:span text:style-name="T72">If the </text:span><text:span text:style-name="T18">if-false-form</text:span><text:span text:style-name="T72"> is omitted the final value when the condition is not met is </text:span><text:span text:style-name="T26">null</text:span><text:span text:style-name="T72">.</text:span></text:p>
      <text:p text:style-name="P37"/>
      <text:p text:style-name="P45">(when &lt;condition&gt;<text:line-break/> <text:s/>&lt;body<text:span text:style-name="T86">-</text:span>form<text:span text:style-name="T86">-</text:span>1&gt;<text:line-break/> <text:s/>&lt;body<text:span text:style-name="T86">-</text:span>form<text:span text:style-name="T86">-</text:span>2&gt;<text:line-break/> <text:s/>…<text:line-break/> <text:s/>&lt;body<text:span text:style-name="T86">-</text:span>form<text:span text:style-name="T86">-</text:span>n&gt;)</text:p>
      <text:p text:style-name="Text_20_body"/>
      <text:p text:style-name="P45">(unless &lt;condition&gt;<text:line-break/> <text:s/>&lt;body<text:span text:style-name="T86">-</text:span>form<text:span text:style-name="T86">-</text:span>1&gt;<text:line-break/> <text:s/>&lt;body<text:span text:style-name="T86">-</text:span>form<text:span text:style-name="T86">-</text:span>2&gt;<text:line-break/> <text:s/>…<text:line-break/> <text:s/>&lt;body<text:span text:style-name="T86">-</text:span>form<text:span text:style-name="T86">-</text:span>n&gt;)</text:p>
      <text:p text:style-name="P29"><text:span text:style-name="T72">These two forms are </text:span><text:span text:style-name="T48">specialized versions</text:span><text:span text:style-name="T72"> of the </text:span><text:span text:style-name="T18">if</text:span><text:span text:style-name="T72"> form. In many cases what is needed are multiple operations in one case and nothing in the other. To simplify writing and reading of Lisp code the two forms are equivalent to </text:span><text:span text:style-name="T18">if</text:span><text:span text:style-name="T72">+</text:span><text:span text:style-name="T18">progn</text:span><text:span text:style-name="T72"> constructs for these </text:span><text:span text:style-name="T77">cases.</text:span></text:p>
      <text:p text:style-name="P30"><text:span text:style-name="T77">The </text:span><text:span text:style-name="T19">when</text:span><text:span text:style-name="T77"> form evaluates the </text:span><text:span text:style-name="T19">body-form</text:span><text:span text:style-name="T77">s if the condition is passed, the </text:span><text:span text:style-name="T19">unless</text:span><text:span text:style-name="T77"> form instead evaluates them if the condition is </text:span><text:span text:style-name="T49">not</text:span><text:span text:style-name="T77"> passed.</text:span></text:p>
      <text:p text:style-name="P30"><text:span text:style-name="T77">In both the final value is either </text:span><text:span text:style-name="T26">null</text:span><text:span text:style-name="T77"> or the value of </text:span><text:span text:style-name="T19">body-form-n</text:span><text:span text:style-name="T77">.</text:span></text:p>
      <text:h text:style-name="P86" text:outline-level="3"><text:soft-page-break/>(let …) (let* ...)</text:h>
      <text:h text:style-name="P76" text:outline-level="2">Predefined functions and macros</text:h>
      <text:h text:style-name="P76" text:outline-level="2">Libraries</text:h>
      <text:h text:style-name="P76" text:outline-level="2">Reader customization</text:h>
      <text:h text:style-name="P73" text:outline-level="1">The REPL</text:h>
      <text:h text:style-name="P73" text:outline-level="1">Implementation</text:h>
      <text:h text:style-name="P76" text:outline-level="2">Implementation of namespaces</text:h>
      <text:h text:style-name="P76" text:outline-level="2">Defmacro, macrolet, symbol-macrolet</text:h>
      <text:h text:style-name="P76" text:outline-level="2">JS-Compile</text:h>
      <text:h text:style-name="P76" text:outline-level="2">Bootstrap</text:h>
      <text:h text:style-name="P76" text:outline-level="2">Compatibility <text:span text:style-name="T71">issue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1" svg:font-family="'Liberation Serif'" style:font-family-generic="roman"/>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3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de_20_sample" style:display-name="Code sample" style:family="paragraph" style:parent-style-name="Text_20_body" style:class="text" style:master-page-name="">
      <style:paragraph-properties fo:margin-top="0in" fo:margin-bottom="0.1in" fo:line-height="100%" style:page-number="auto" fo:background-color="#ffffcc" fo:padding="0.1201in" fo:border="0.0008in solid #000000" style:shadow="none">
        <style:tab-stops/>
        <style:background-image/>
      </style:paragraph-properties>
      <style:text-properties fo:color="#000000" style:font-name="Courier 10 Pitch" fo:font-size="13pt" fo:font-weight="normal"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01in" fo:border-left="none" fo:border-right="none" fo:border-top="0.0008in solid #000000" fo:border-bottom="none" style:shadow="none"/>
      <style:text-properties fo:font-size="11pt" officeooo:paragraph-rsid="003bece0" style:font-size-asian="11pt" style:font-size-complex="11pt"/>
    </style:style>
    <style:style style:name="MT1" style:family="text">
      <style:text-properties officeooo:rsid="003bece0"/>
    </style:style>
    <style:style style:name="MT2" style:family="text">
      <style:text-properties officeooo:rsid="003ced3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JSLisp </text:span><text:span text:style-name="MT2">version </text:span><text:span text:style-name="MT2"><text:variable-get text:name="version" office:value-type="string">0.0.1</text:variable-get></text:span><text:span text:style-name="MT1"><text:tab/><text:tab/></text:span><text:span text:style-name="MT1"><text:page-number text:select-page="current">1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a Griffini</meta:initial-creator>
    <meta:creation-date>2011-08-10T21:08:58</meta:creation-date>
    <dc:date>2011-08-12T12:49:34</dc:date>
    <dc:creator>Andrea Griffini</dc:creator>
    <meta:editing-duration>PT08H20M27S</meta:editing-duration>
    <meta:editing-cycles>33</meta:editing-cycles>
    <meta:generator>OpenOffice.org/3.2$Unix OpenOffice.org_project/320m19$Build-9505</meta:generator>
    <meta:document-statistic meta:table-count="0" meta:image-count="0" meta:object-count="0" meta:page-count="16" meta:paragraph-count="200" meta:word-count="3651" meta:character-count="21829"/>
  </office:meta>
</office:document-meta>
</file>